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73cm" fo:min-width="0.623cm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32cm" svg:y1="3.857cm" svg:x2="14.652cm" svg:y2="7.667cm">
          <text:p/>
        </draw:line>
        <draw:line draw:style-name="gr1" draw:text-style-name="P1" draw:layer="layout" svg:x1="7.35cm" svg:y1="3.54cm" svg:x2="15.922cm" svg:y2="3.54cm">
          <text:p/>
        </draw:line>
        <draw:line draw:style-name="gr1" draw:text-style-name="P1" draw:layer="layout" svg:x1="7.032cm" svg:y1="3.54cm" svg:x2="21.637cm" svg:y2="5.445cm">
          <text:p/>
        </draw:line>
        <draw:line draw:style-name="gr1" draw:text-style-name="P1" draw:layer="layout" svg:x1="6.715cm" svg:y1="3.857cm" svg:x2="21.32cm" svg:y2="8.937cm">
          <text:p/>
        </draw:line>
        <draw:line draw:style-name="gr1" draw:text-style-name="P1" draw:layer="layout" svg:x1="7.032cm" svg:y1="4.175cm" svg:x2="3.857cm" svg:y2="8.302cm">
          <text:p/>
        </draw:line>
        <draw:line draw:style-name="gr1" draw:text-style-name="P1" draw:layer="layout" svg:x1="6.715cm" svg:y1="3.857cm" svg:x2="6.08cm" svg:y2="15.922cm">
          <text:p/>
        </draw:line>
        <draw:line draw:style-name="gr1" draw:text-style-name="P1" draw:layer="layout" svg:x1="6.715cm" svg:y1="4.175cm" svg:x2="12.747cm" svg:y2="16.557cm">
          <text:p/>
        </draw:line>
        <draw:line draw:style-name="gr1" draw:text-style-name="P1" draw:layer="layout" svg:x1="6.715cm" svg:y1="3.54cm" svg:x2="19.415cm" svg:y2="16.875cm">
          <text:p/>
        </draw:line>
        <draw:line draw:style-name="gr1" draw:text-style-name="P1" draw:layer="layout" svg:x1="6.397cm" svg:y1="3.857cm" svg:x2="24.177cm" svg:y2="15.605cm">
          <text:p/>
        </draw:line>
        <draw:line draw:style-name="gr1" draw:text-style-name="P1" draw:layer="layout" svg:x1="21.637cm" svg:y1="8.62cm" svg:x2="15.922cm" svg:y2="3.54cm">
          <text:p/>
        </draw:line>
        <draw:line draw:style-name="gr1" draw:text-style-name="P1" draw:layer="layout" svg:x1="21.637cm" svg:y1="8.937cm" svg:x2="3.857cm" svg:y2="8.62cm">
          <text:p/>
        </draw:line>
        <draw:line draw:style-name="gr1" draw:text-style-name="P1" draw:layer="layout" svg:x1="15.605cm" svg:y1="3.857cm" svg:x2="5.762cm" svg:y2="16.24cm">
          <text:p/>
        </draw:line>
        <draw:line draw:style-name="gr1" draw:text-style-name="P1" draw:layer="layout" svg:x1="15.922cm" svg:y1="3.857cm" svg:x2="24.177cm" svg:y2="15.287cm">
          <text:p/>
        </draw:line>
        <draw:line draw:style-name="gr1" draw:text-style-name="P1" draw:layer="layout" svg:x1="15.287cm" svg:y1="3.222cm" svg:x2="19.732cm" svg:y2="16.875cm">
          <text:p/>
        </draw:line>
        <draw:line draw:style-name="gr1" draw:text-style-name="P1" draw:layer="layout" svg:x1="16.24cm" svg:y1="3.222cm" svg:x2="13.065cm" svg:y2="16.557cm">
          <text:p/>
        </draw:line>
        <draw:line draw:style-name="gr1" draw:text-style-name="P1" draw:layer="layout" svg:x1="14.97cm" svg:y1="7.667cm" svg:x2="15.605cm" svg:y2="3.857cm">
          <text:p/>
        </draw:line>
        <draw:g>
          <draw:custom-shape draw:style-name="gr2" draw:text-style-name="P2" draw:layer="layout" svg:width="1.587cm" svg:height="1.587cm" svg:x="6.08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6.397cm" svg:y="3.222cm">
            <draw:text-box>
              <text:p>1</text:p>
            </draw:text-box>
          </draw:frame>
        </draw:g>
        <draw:g>
          <draw:custom-shape draw:style-name="gr2" draw:text-style-name="P2" draw:layer="layout" svg:width="1.587cm" svg:height="1.587cm" svg:x="2.905cm" svg:y="7.6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" draw:text-style-name="P3" draw:layer="layout" svg:width="0.635cm" svg:height="0.962cm" svg:x="3.222cm" svg:y="7.985cm">
            <draw:text-box>
              <text:p>2</text:p>
            </draw:text-box>
          </draw:frame>
        </draw:g>
        <draw:g>
          <draw:custom-shape draw:style-name="gr2" draw:text-style-name="P2" draw:layer="layout" svg:width="1.587cm" svg:height="1.587cm" svg:x="5.127cm" svg:y="15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3" draw:layer="layout" svg:width="1.27cm" svg:height="1.673cm" svg:x="5.344cm" svg:y="15.837cm">
            <draw:text-box>
              <text:p>10</text:p>
            </draw:text-box>
          </draw:frame>
        </draw:g>
        <draw:g>
          <draw:custom-shape draw:style-name="gr2" draw:text-style-name="P2" draw:layer="layout" svg:width="1.587cm" svg:height="1.587cm" svg:x="12.113cm" svg:y="15.9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2.43cm" svg:y="16.24cm">
            <draw:text-box>
              <text:p>7</text:p>
            </draw:text-box>
          </draw:frame>
        </draw:g>
        <draw:g>
          <draw:custom-shape draw:style-name="gr2" draw:text-style-name="P2" draw:layer="layout" svg:width="1.587cm" svg:height="1.587cm" svg:x="18.78cm" svg:y="16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9.197cm" svg:y="16.557cm">
            <draw:text-box>
              <text:p>9</text:p>
            </draw:text-box>
          </draw:frame>
        </draw:g>
        <draw:g>
          <draw:custom-shape draw:style-name="gr2" draw:text-style-name="P2" draw:layer="layout" svg:width="1.587cm" svg:height="1.587cm" svg:x="23.543cm" svg:y="14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23.86cm" svg:y="14.969cm">
            <draw:text-box>
              <text:p>8</text:p>
            </draw:text-box>
          </draw:frame>
        </draw:g>
        <draw:g>
          <draw:custom-shape draw:style-name="gr2" draw:text-style-name="P2" draw:layer="layout" svg:width="1.587cm" svg:height="1.587cm" svg:x="21.003cm" svg:y="7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21.42cm" svg:y="8.302cm">
            <draw:text-box>
              <text:p>5</text:p>
            </draw:text-box>
          </draw:frame>
        </draw:g>
        <draw:g>
          <draw:custom-shape draw:style-name="gr2" draw:text-style-name="P2" draw:layer="layout" svg:width="1.587cm" svg:height="1.587cm" svg:x="21.002cm" svg:y="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21.319cm" svg:y="4.81cm">
            <draw:text-box>
              <text:p>6</text:p>
            </draw:text-box>
          </draw:frame>
        </draw:g>
        <draw:g>
          <draw:custom-shape draw:style-name="gr2" draw:text-style-name="P2" draw:layer="layout" svg:width="1.587cm" svg:height="1.587cm" svg:x="14.335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4.752cm" svg:y="7.35cm">
            <draw:text-box>
              <text:p>4</text:p>
            </draw:text-box>
          </draw:frame>
        </draw:g>
        <draw:g>
          <draw:custom-shape draw:style-name="gr2" draw:text-style-name="P2" draw:layer="layout" svg:width="1.587cm" svg:height="1.587cm" svg:x="14.97cm" svg:y="2.5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635cm" svg:height="0.962cm" svg:x="15.287cm" svg:y="2.904cm">
            <draw:text-box>
              <text:p>3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2:11:39.844271759</meta:creation-date>
    <dc:date>2022-10-29T13:05:39.889070715</dc:date>
    <meta:editing-duration>PT38M28S</meta:editing-duration>
    <meta:editing-cycles>9</meta:editing-cycles>
    <meta:generator>LibreOffice/7.0.4.2$Linux_X86_64 LibreOffice_project/00$Build-2</meta:generator>
    <meta:document-statistic meta:object-count="46"/>
  </office:meta>
</office:document-meta>
</file>